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33.75pt" style:use-optimal-row-height="false" fo:break-before="auto"/>
    </style:style>
    <style:style style:name="ro50" style:family="table-row">
      <style:table-row-properties style:row-height="51.75pt" style:use-optimal-row-height="false" fo:break-before="auto"/>
    </style:style>
    <style:style style:name="ro51" style:family="table-row">
      <style:table-row-properties style:row-height="38.25pt" style:use-optimal-row-height="false" fo:break-before="auto"/>
    </style:style>
    <style:style style:name="ro52" style:family="table-row">
      <style:table-row-properties style:row-height="34.5pt" style:use-optimal-row-height="false" fo:break-before="auto"/>
    </style:style>
    <style:style style:name="ro53" style:family="table-row">
      <style:table-row-properties style:row-height="57.75pt" style:use-optimal-row-height="false" fo:break-before="auto"/>
    </style:style>
    <style:style style:name="ro54" style:family="table-row">
      <style:table-row-properties style:row-height="62.25pt" style:use-optimal-row-height="false" fo:break-before="auto"/>
    </style:style>
    <style:style style:name="ro55" style:family="table-row">
      <style:table-row-properties style:row-height="42.75pt" style:use-optimal-row-height="true" fo:break-before="auto"/>
    </style:style>
    <style:style style:name="ro56" style:family="table-row">
      <style:table-row-properties style:row-height="57pt" style:use-optimal-row-height="true" fo:break-before="auto"/>
    </style:style>
    <style:style style:name="ro57" style:family="table-row">
      <style:table-row-properties style:row-height="29.25pt" style:use-optimal-row-height="true" fo:break-before="auto"/>
    </style:style>
    <style:style style:name="ro58" style:family="table-row">
      <style:table-row-properties style:row-height="28.5pt" style:use-optimal-row-height="true" fo:break-before="auto"/>
    </style:style>
    <style:style style:name="ro59" style:family="table-row">
      <style:table-row-properties style:row-height="48.75pt" style:use-optimal-row-height="false" fo:break-before="auto"/>
    </style:style>
    <style:style style:name="ro60" style:family="table-row">
      <style:table-row-properties style:row-height="43.5pt" style:use-optimal-row-height="true" fo:break-before="auto"/>
    </style:style>
    <style:style style:name="ro61" style:family="table-row">
      <style:table-row-properties style:row-height="71.25pt" style:use-optimal-row-height="true" fo:break-before="auto"/>
    </style:style>
    <style:style style:name="ro62" style:family="table-row">
      <style:table-row-properties style:row-height="15pt" style:use-optimal-row-height="true" fo:break-before="auto"/>
    </style:style>
    <style:style style:name="ro63" style:family="table-row">
      <style:table-row-properties style:row-height="14.25pt" style:use-optimal-row-height="true" fo:break-before="auto"/>
    </style:style>
    <style:style style:name="ro64" style:family="table-row">
      <style:table-row-properties style:row-height="45pt" style:use-optimal-row-height="false" fo:break-before="auto"/>
    </style:style>
    <style:style style:name="ro65" style:family="table-row">
      <style:table-row-properties style:row-height="57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16T00:00:00" table:style-name="ce10">
            <text:p>2016-10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5:00-17:00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ndings fall meeting.</text:p>
          </table:table-cell>
          <table:table-cell table:number-columns-repeated="2" table:style-name="ce9"/>
          <table:table-cell office:value-type="string" table:style-name="ce9">
            <text:p>MoEML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1">
          <table:table-cell office:value-type="date" office:date-value="2016-10-23T00:00:00" table:style-name="ce10">
            <text:p>2016-10-2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xed issue with KAET1 bio in PERS1.xml (turns out the entire PERS1.xml file was out of date on eXis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7T00:00:00" table:style-name="ce10">
            <text:p>2016-11-1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 &amp; 11:00-11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stored previous versions of PERS1.xml and team.xml (accidentally overwritten); emailed JJ about overwriting issu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6-12-12T00:00:00" table:style-name="ce25">
            <text:p>2016-12-12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00-11:0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Emailed Endings team re: issue with overtime pay; updated Endings work log from my own records.</text:p>
          </table:table-cell>
          <table:table-cell table:number-columns-repeated="4"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3T00:00:00" table:style-name="ce10">
            <text:p>2016-12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5-9:50, 10:20-12:20, 13:00-14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Began copy-editing JT's abstracts for ALDE1, NOBL1, and FOST1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6-12-24T00:00:00" table:style-name="ce10">
            <text:p>2016-12-2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, 6:15-6:45, 7:10-7:40, 8:45-10:30</text:p>
          </table:table-cell>
          <table:table-cell office:value-type="float" office:value="4.5" table:style-name="ce8">
            <text:p>4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Finished copy-editing JT's abstracts for ALDE1, NOBL1, and FOST1; fixed broken file path in SVN by checking out the /london repository again; cleaned up Asana tasks; continued copy editing Roland's WALL2 article after it had been revised by JJ and KT,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6-12-27T00:00:00" table:style-name="ce10">
            <text:p>2016-12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table:style-name="ce29"/>
          <table:table-cell table:number-columns-repeated="2" table:style-name="ce9"/>
          <table:table-cell office:value-type="string" table:style-name="ce9">
            <text:p>Began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28T00:00:00" table:style-name="ce10">
            <text:p>2016-12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15, 14:00-14:30, &amp; 16:30-17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30T00:00:00" table:style-name="ce10">
            <text:p>2016-12-3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2-31T00:00:00" table:style-name="ce25">
            <text:p>2016-12-31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3:05-13:20, 14:15-15:45, 16:45-17:00, &amp; 17:30-18:15</text:p>
          </table:table-cell>
          <table:table-cell office:value-type="float" office:value="2.5" table:style-name="ce26">
            <text:p>2.5</text:p>
          </table:table-cell>
          <table:table-cell table:number-columns-repeated="3" table:style-name="ce24"/>
          <table:table-cell office:value-type="string" table:style-name="ce24">
            <text:p>Continued encoding Roland's WALL2.xml; met with JJ about next steps for MAP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1-06T00:00:00" table:style-name="ce10">
            <text:p>2017-01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10-10:10 &amp; 17:00-17:15</text:p>
          </table:table-cell>
          <table:table-cell office:value-type="float" office:value="2.25" table:style-name="ce8">
            <text:p>2.2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7T00:00:00" table:style-name="ce10">
            <text:p>2017-01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35-12:35, 19:00-19:45, &amp; 20:20-20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Worked on finding, downloading, and cropping images for WALL2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9T00:00:00" table:style-name="ce10">
            <text:p>2017-01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0-10:2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0T00:00:00" table:style-name="ce10">
            <text:p>2017-01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1T00:00:00" table:style-name="ce10">
            <text:p>2017-01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50-10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began encoding graphics in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4">
          <table:table-cell office:value-type="date" office:date-value="2017-01-12T00:00:00" table:style-name="ce10">
            <text:p>2017-01-1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added new sources to BIBL1.xml from WALL2.xml.<text:s/>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1-14T00:00:00" table:style-name="ce25">
            <text:p>2017-01-14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0:00-12:00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4"/>
          <table:table-cell office:value-type="string" table:style-name="ce24">
            <text:p>Researched source for "perch (unit)" (had some trouble with fact-checking); continued encoding and revising section on "literary significance" in Roland's WALL2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16T00:00:00" table:style-name="ce10">
            <text:p>2017-01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encoding WALL2.xml; began adding responsibility statements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8T00:00:00" table:style-name="ce10">
            <text:p>2017-01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responsibility statements to WALL2.xml; reviewed email from BT about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9T00:00:00" table:style-name="ce10">
            <text:p>2017-01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45-12:45 &amp; 16:3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dding responsibility statements to WALL2.xml; began stylizing graphics in WALL2.xml; corresponded with MDH re: duplicate id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0T00:00:00" table:style-name="ce10">
            <text:p>2017-01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1T00:00:00" table:style-name="ce10">
            <text:p>2017-01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3T00:00:00" table:style-name="ce10">
            <text:p>2017-01-2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4T00:00:00" table:style-name="ce10">
            <text:p>2017-01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5T00:00:00" table:style-name="ce10">
            <text:p>2017-01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found and downloaded images of Kentish ragstone and Pyramus/Thisbe for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6T00:00:00" table:style-name="ce10">
            <text:p>2017-01-2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7T00:00:00" table:style-name="ce10">
            <text:p>2017-01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 &amp; 13:45-15:15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Prepared for Endings team meeting; attended Endings team meeting via Skype.</text:p>
          </table:table-cell>
          <table:table-cell table:number-columns-repeated="2" table:style-name="ce9"/>
          <table:table-cell office:value-type="string" table:style-name="ce9">
            <text:p>Continued stylizing graphics in WALL2.xml (adjusting margins to fit on page); added images of Kentish ragstone and Pyramus/Thisbe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8T00:00:00" table:style-name="ce10">
            <text:p>2017-01-2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2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re-wrote image descriptions because of versioning erro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2-01T00:00:00" table:style-name="ce3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03T00:00:00" table:style-name="ce3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number-rows-repeated="1048392" table:style-name="ro6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7-02-03T17:13:11Z</dc:date>
    <meta:editing-cycles>69</meta:editing-cycles>
    <meta:editing-duration>PT112006S</meta:editing-duration>
  </office:meta>
</office:document-meta>
</file>